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209in"/>
    </style:style>
    <style:style style:name="co2" style:family="table-column">
      <style:table-column-properties fo:break-before="auto" style:column-width="1.4209in"/>
    </style:style>
    <style:style style:name="co3" style:family="table-column">
      <style:table-column-properties fo:break-before="auto" style:column-width="1.452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4.6165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2.0319in"/>
    </style:style>
    <style:style style:name="co8" style:family="table-column">
      <style:table-column-properties fo:break-before="auto" style:column-width="3.4126in"/>
    </style:style>
    <style:style style:name="co9" style:family="table-column">
      <style:table-column-properties fo:break-before="auto" style:column-width="9.3327in"/>
    </style:style>
    <style:style style:name="co10" style:family="table-column">
      <style:table-column-properties fo:break-before="auto" style:column-width="0.5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0f8ff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able-cell-properties fo:background-color="#f0f8ff"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4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AP</text:p>
          </table:table-cell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ong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Fab Lab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ujades, 102</text:p>
          </table:table-cell>
          <table:table-cell office:value-type="string" calcext:value-type="string">
            <text:p>08005</text:p>
          </table:table-cell>
          <table:table-cell office:value-type="string" calcext:value-type="string">
            <text:p>41.39692498100806</text:p>
          </table:table-cell>
          <table:table-cell office:value-type="string" calcext:value-type="string">
            <text:p>2.194335155490849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E Makerspace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Noguera Pallaresa 59-61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3238104403214</text:p>
          </table:table-cell>
          <table:table-cell table:style-name="ce6" office:value-type="string" calcext:value-type="string">
            <text:p>2.1410842824754495</text:p>
          </table:table-cell>
          <table:table-cell office:value-type="string" calcext:value-type="string">
            <text:p>Fablabs.io, Hackerspaces.org, Makerspaces.make.c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ko Tech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Vallès i Ribot, 36</text:p>
          </table:table-cell>
          <table:table-cell office:value-type="string" calcext:value-type="string">
            <text:p>08027</text:p>
          </table:table-cell>
          <table:table-cell table:style-name="ce5" office:value-type="string" calcext:value-type="string">
            <text:p>41.42453540945304</text:p>
          </table:table-cell>
          <table:table-cell table:style-name="ce5" office:value-type="string" calcext:value-type="string">
            <text:p>2.1888825978201867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soko.tech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Congre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Cardenal Tedeschini, 50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6002192952815</text:p>
          </table:table-cell>
          <table:table-cell office:value-type="string" calcext:value-type="string">
            <text:p>2.1820259689844854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lscong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n Fab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tra. BV-1415 (Horta-Cerdanyola), km 7</text:p>
          </table:table-cell>
          <table:table-cell office:value-type="string" calcext:value-type="string">
            <text:p>08290</text:p>
          </table:table-cell>
          <table:table-cell office:value-type="string" calcext:value-type="string">
            <text:p>41.45039383574725</text:p>
          </table:table-cell>
          <table:table-cell table:style-name="ce6" office:value-type="string" calcext:value-type="string">
            <text:p>2.133441411313727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celona Mobility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'Estadella 56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215238774583</text:p>
          </table:table-cell>
          <table:table-cell table:style-name="ce6" office:value-type="string" calcext:value-type="string">
            <text:p>2.19979309782045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Lab Sant Cuga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inguda de la Torre Blanca, 57</text:p>
          </table:table-cell>
          <table:table-cell office:value-type="string" calcext:value-type="string">
            <text:p>08712</text:p>
          </table:table-cell>
          <table:table-cell office:value-type="string" calcext:value-type="string">
            <text:p>41.46756916570972</text:p>
          </table:table-cell>
          <table:table-cell table:style-name="ce6" office:value-type="string" calcext:value-type="string">
            <text:p><text:s/>2.091703597821606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kestein Garag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table:number-columns-repeated="4"/>
          <table:table-cell office:value-type="string" calcext:value-type="string">
            <text:p>Fablabs.io, Hackerspaces.org</text:p>
          </table:table-cell>
          <table:table-cell office:value-type="string" calcext:value-type="string">
            <text:p>https://fablabs.io/labs/frankensteingarag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FabLab: Make in Mil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civescovo Calabiana, 6</text:p>
          </table:table-cell>
          <table:table-cell office:value-type="string" calcext:value-type="string">
            <text:p>20139</text:p>
          </table:table-cell>
          <table:table-cell office:value-type="string" calcext:value-type="string">
            <text:p>45.44586623217766</text:p>
          </table:table-cell>
          <table:table-cell table:style-name="ce6" office:value-type="string" calcext:value-type="string">
            <text:p>9.208566494559507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ctorealism Fab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Carlo Boncompagni, 57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45.43830458381551</text:p>
          </table:table-cell>
          <table:table-cell table:style-name="ce6" office:value-type="string" calcext:value-type="string">
            <text:p>9.23181134028502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vectorealism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ASpac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rso S. Gottardo, 19</text:p>
          </table:table-cell>
          <table:table-cell office:value-type="float" office:value="20136" calcext:value-type="float">
            <text:p>20136</text:p>
          </table:table-cell>
          <table:table-cell office:value-type="string" calcext:value-type="string">
            <text:p>45.45245728345691</text:p>
          </table:table-cell>
          <table:table-cell table:style-name="ce6" office:value-type="string" calcext:value-type="string">
            <text:p>9.17981751158449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DamASpace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ocugino - officina di gesta e ingeg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gelati 35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45.44821912386584</text:p>
          </table:table-cell>
          <table:table-cell table:style-name="ce6" office:value-type="string" calcext:value-type="string">
            <text:p>9.1689557826138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iocugi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do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Tertulliano, 70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45.45034823105788</text:p>
          </table:table-cell>
          <table:table-cell table:style-name="ce6" office:value-type="string" calcext:value-type="string">
            <text:p>9.2209680166485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opend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factory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Simone Schiaffino, 22-30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506449418184594</text:p>
          </table:table-cell>
          <table:table-cell table:style-name="ce6" office:value-type="string" calcext:value-type="string">
            <text:p>9.16629566912322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polifac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Make | Makerspace Fab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Guerzoni, 23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499039020857865</text:p>
          </table:table-cell>
          <table:table-cell table:style-name="ce6" office:value-type="string" calcext:value-type="string">
            <text:p>9.175123715152301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ema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 Ventur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Giovanni Ventura, 20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45.4842083864999</text:p>
          </table:table-cell>
          <table:table-cell table:style-name="ce6" office:value-type="string" calcext:value-type="string">
            <text:p>9.24512947097283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ventu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Milano - Fare le Ide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Lambruschini 36</text:p>
          </table:table-cell>
          <table:table-cell office:value-type="float" office:value="20156" calcext:value-type="float">
            <text:p>20156</text:p>
          </table:table-cell>
          <table:table-cell office:value-type="string" calcext:value-type="string">
            <text:p>45.505421341453484</text:p>
          </table:table-cell>
          <table:table-cell table:style-name="ce6" office:value-type="string" calcext:value-type="string">
            <text:p>9.152947547090642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mil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lab Rozz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Rozz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tteotti 33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45.37621908135071</text:p>
          </table:table-cell>
          <table:table-cell table:style-name="ce6" office:value-type="string" calcext:value-type="string">
            <text:p>9.14540981144704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ultilabrozz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Tinkerer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MT-UPC, RDIT Building, C/Esteve Terradas, 1</text:p>
          </table:table-cell>
          <table:table-cell office:value-type="string" calcext:value-type="string">
            <text:p>08860</text:p>
          </table:table-cell>
          <table:table-cell office:value-type="string" calcext:value-type="string">
            <text:p>41.27620125260372</text:p>
          </table:table-cell>
          <table:table-cell table:style-name="ce6" office:value-type="string" calcext:value-type="string">
            <text:p>1.988950553636467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Tinker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!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rc de Can Xic, 1</text:p>
          </table:table-cell>
          <table:table-cell office:value-type="string" calcext:value-type="string">
            <text:p>08840</text:p>
          </table:table-cell>
          <table:table-cell office:value-type="string" calcext:value-type="string">
            <text:p>41.315677635552234</text:p>
          </table:table-cell>
          <table:table-cell table:style-name="ce6" office:value-type="string" calcext:value-type="string">
            <text:p>2.01424511925069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i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tecnico Open unix Lab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ovanni Celoria 7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45.477347053548755</text:p>
          </table:table-cell>
          <table:table-cell table:style-name="ce6" office:value-type="string" calcext:value-type="string">
            <text:p>9.230417983925612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Politecnico_Open_unix_Lab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au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iagonal 114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0800712230815</text:p>
          </table:table-cell>
          <table:table-cell table:style-name="ce6" office:value-type="string" calcext:value-type="string">
            <text:p>2.2039598266554594</text:p>
          </table:table-cell>
          <table:table-cell office:value-type="string" calcext:value-type="string">
            <text:p>Hackerspaces.org, Makerspaces.make.co</text:p>
          </table:table-cell>
          <table:table-cell office:value-type="string" calcext:value-type="string">
            <text:p>https://wiki.hackerspaces.org/Dan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SHA Hub Barcelona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verneda, 17 loc1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1105433376162</text:p>
          </table:table-cell>
          <table:table-cell table:style-name="ce6" office:value-type="string" calcext:value-type="string">
            <text:p>2.1911459401482185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AKASHA_Hub_Barcel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nelpanic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KernelPanic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enspace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Bardolino 31</text:p>
          </table:table-cell>
          <table:table-cell office:value-type="float" office:value="20142" calcext:value-type="float">
            <text:p>20142</text:p>
          </table:table-cell>
          <table:table-cell office:value-type="string" calcext:value-type="string">
            <text:p>45.425560926316294</text:p>
          </table:table-cell>
          <table:table-cell table:style-name="ce6" office:value-type="string" calcext:value-type="string">
            <text:p>9.141823780222913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Openspac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Y Bio Barcelona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Consell de Cent 159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8304792762858</text:p>
          </table:table-cell>
          <table:table-cell table:style-name="ce6" office:value-type="string" calcext:value-type="string">
            <text:p>2.154250240147326</text:p>
          </table:table-cell>
          <table:table-cell office:value-type="string" calcext:value-type="string">
            <text:p>diybio.org</text:p>
          </table:table-cell>
          <table:table-cell office:value-type="string" calcext:value-type="string">
            <text:p>https://sphere.diybio.org/labs/diybiobcn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 Conv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l’Acadèmia s/n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41.387737414275676</text:p>
          </table:table-cell>
          <table:table-cell table:style-name="ce6" office:value-type="string" calcext:value-type="string">
            <text:p>2.1810135401474513</text:p>
          </table:table-cell>
          <table:table-cell office:value-type="string" calcext:value-type="string">
            <text:p>Makerspaces.make.co</text:p>
          </table:table-cell>
          <table:table-cell office:value-type="string" calcext:value-type="string">
            <text:p>https://conventagusti.com/mak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pace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kerspaces.make.co</text:p>
          </table:table-cell>
          <table:table-cell office:value-type="string" calcext:value-type="string">
            <text:p>http://makerspacebcn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eneu de Fabricació Les Corts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Evarist Arnús 59 i c/ Comtes de Bell-Lloc 192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8366087714364</text:p>
          </table:table-cell>
          <table:table-cell table:style-name="ce6" office:value-type="string" calcext:value-type="string">
            <text:p>2.135464167132671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La Fàbrica del Sol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eig de Salvat Papasseit, 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2352379582926</text:p>
          </table:table-cell>
          <table:table-cell table:style-name="ce6" office:value-type="string" calcext:value-type="string">
            <text:p>2.1917181806252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Ciutat Meridian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e Rasos de Peguera, 232</text:p>
          </table:table-cell>
          <table:table-cell office:value-type="string" calcext:value-type="string">
            <text:p>08033</text:p>
          </table:table-cell>
          <table:table-cell office:value-type="string" calcext:value-type="string">
            <text:p>41.460459824619406</text:p>
          </table:table-cell>
          <table:table-cell table:style-name="ce6" office:value-type="string" calcext:value-type="string">
            <text:p><text:s/>2.169872326657153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Parc Tecnológic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6964660556576</text:p>
          </table:table-cell>
          <table:table-cell table:style-name="ce6" office:value-type="string" calcext:value-type="string">
            <text:p>2.168955284327927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Gràci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Perill 8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39936443324356</text:p>
          </table:table-cell>
          <table:table-cell table:style-name="ce6" office:value-type="string" calcext:value-type="string">
            <text:p><text:s/>2.161167011312049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chBlenda 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Sphere.diybio.org</text:p>
          </table:table-cell>
          <table:table-cell office:value-type="string" calcext:value-type="string">
            <text:p>https://sphere.diybio.org/labs/pechblenda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eneu Ca L'Alier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ere IV, 362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1078570052905</text:p>
          </table:table-cell>
          <table:table-cell table:style-name="ce6" office:value-type="string" calcext:value-type="string">
            <text:p><text:s/>2.203873110704254</text:p>
          </table:table-cell>
          <table:table-cell office:value-type="string" calcext:value-type="string">
            <text:p>Manually add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Casa del Mig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untadas, 5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6988850148955</text:p>
          </table:table-cell>
          <table:table-cell table:style-name="ce6" office:value-type="string" calcext:value-type="string">
            <text:p>2.14051445599928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puntmultimedia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èdia La Marina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sa del Rellotge</text:p>
          </table:table-cell>
          <table:table-cell office:value-type="string" calcext:value-type="string">
            <text:p>08037</text:p>
          </table:table-cell>
          <table:table-cell office:value-type="string" calcext:value-type="string">
            <text:p>41.35827229815483</text:p>
          </table:table-cell>
          <table:table-cell table:style-name="ce6" office:value-type="string" calcext:value-type="string">
            <text:p>2.1415756113106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puntmultimedialamarin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ub Maker de l'American Space - Biblioteca Fabra i Coat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Segre, 24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476043833471</text:p>
          </table:table-cell>
          <table:table-cell table:style-name="ce6" office:value-type="string" calcext:value-type="string">
            <text:p>2.191236241999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juntament.barcelona.cat/biblioteques/bibcanfabra/ca/detail/american-space-club-maker-2021-2022-a-carrec-de-ferran-fabregas_99400655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Zone 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Ricart 36</text:p>
          </table:table-cell>
          <table:table-cell office:value-type="string" calcext:value-type="string">
            <text:p>08004</text:p>
          </table:table-cell>
          <table:table-cell office:value-type="string" calcext:value-type="string">
            <text:p>41.37298180510111</text:p>
          </table:table-cell>
          <table:table-cell table:style-name="ce6" office:value-type="string" calcext:value-type="string">
            <text:p>2.15753585549009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mzbcn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Café Barcelona</text:p>
          </table:table-cell>
          <table:table-cell office:value-type="string" calcext:value-type="string">
            <text:p>FabCafé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ailèn, 11</text:p>
          </table:table-cell>
          <table:table-cell office:value-type="string" calcext:value-type="string">
            <text:p>08010</text:p>
          </table:table-cell>
          <table:table-cell office:value-type="string" calcext:value-type="string">
            <text:p>41.39201229743223</text:p>
          </table:table-cell>
          <table:table-cell table:style-name="ce6" office:value-type="string" calcext:value-type="string">
            <text:p>2.1771827401475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abcafe.com/es/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DC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ambla de Prim, 258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2674586957263</text:p>
          </table:table-cell>
          <table:table-cell table:style-name="ce6" office:value-type="string" calcext:value-type="string">
            <text:p>2.19964472665606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tmdc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eny Lab UA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Sitges S/N. Escola Enginyeria, Universitat Autonoma de Barcelona. </text:p>
          </table:table-cell>
          <table:table-cell office:value-type="string" calcext:value-type="string">
            <text:p>08193</text:p>
          </table:table-cell>
          <table:table-cell office:value-type="string" calcext:value-type="string">
            <text:p>41.50068700446783</text:p>
          </table:table-cell>
          <table:table-cell table:style-name="ce6" office:value-type="string" calcext:value-type="string">
            <text:p>2.111429155494250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uab.cat/web/espacios/disseny-lab/equipamiento-del-design-lab-1345823382113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olab Hacklab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nually added</text:p>
          </table:table-cell>
          <table:table-cell office:value-type="string" calcext:value-type="string">
            <text:p>https://www.ripolab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TA3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Tànger, 33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41.40031808724662</text:p>
          </table:table-cell>
          <table:table-cell table:style-name="ce6" office:value-type="string" calcext:value-type="string">
            <text:p>2.18954014199829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tta33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iazza Segesta 3</text:p>
          </table:table-cell>
          <table:table-cell office:value-type="string" calcext:value-type="string">
            <text:p>20148</text:p>
          </table:table-cell>
          <table:table-cell office:value-type="string" calcext:value-type="string">
            <text:p>45.47542892969495</text:p>
          </table:table-cell>
          <table:table-cell table:style-name="ce6" office:value-type="string" calcext:value-type="string">
            <text:p>9.13732538446521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kinla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erForm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Fabio Mangone, 1/A,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5759422962854</text:p>
          </table:table-cell>
          <table:table-cell table:style-name="ce6" office:value-type="string" calcext:value-type="string">
            <text:p>9.173071843986557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superform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Enrico Cosenz, 44/4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45.50743694550688</text:p>
          </table:table-cell>
          <table:table-cell table:style-name="ce6" office:value-type="string" calcext:value-type="string">
            <text:p>9.16309062563578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maker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lano Luis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ssimo D'Azeglio, 3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32816922208</text:p>
          </table:table-cell>
          <table:table-cell table:style-name="ce6" office:value-type="string" calcext:value-type="string">
            <text:p>9.18425989456558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milanoluis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TTA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le Pasubio, 14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277607438585</text:p>
          </table:table-cell>
          <table:table-cell table:style-name="ce6" office:value-type="string" calcext:value-type="string">
            <text:p>9.1829568140398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yatta.xyz/</text:p>
          </table:table-cell>
          <table:table-cell table:number-columns-repeated="101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0-11T23:39:29.724692350</dc:date>
    <dc:creator>M M</dc:creator>
    <meta:editing-duration>PT57M24S</meta:editing-duration>
    <meta:editing-cycles>17</meta:editing-cycles>
    <meta:generator>LibreOffice/7.1.6.2$MacOSX_X86_64 LibreOffice_project/0e133318fcee89abacd6a7d077e292f1145735c3</meta:generator>
    <meta:document-statistic meta:table-count="1" meta:cell-count="481" meta:object-count="0"/>
  </office:meta>
</office:document-meta>
</file>